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7.4792in" fo:margin-left="0.5in" table:align="left"/>
    </style:style>
    <style:style style:name="Table2.A" style:family="table-column">
      <style:table-column-properties style:column-width="0.7986in"/>
    </style:style>
    <style:style style:name="Table2.B" style:family="table-column">
      <style:table-column-properties style:column-width="1.4243in"/>
    </style:style>
    <style:style style:name="Table2.C" style:family="table-column">
      <style:table-column-properties style:column-width="0.6938in"/>
    </style:style>
    <style:style style:name="Table2.D" style:family="table-column">
      <style:table-column-properties style:column-width="3.5625in"/>
    </style:style>
    <style:style style:name="Table2.E" style:family="table-column">
      <style:table-column-properties style:column-width="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76ac3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76ac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76ac3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29b5a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e49a" officeooo:paragraph-rsid="0047e49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0f14c" officeooo:paragraph-rsid="0050f14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e49a" officeooo:paragraph-rsid="0047e49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89bed" officeooo:paragraph-rsid="004a096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1987e" officeooo:paragraph-rsid="0031987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0f14c" officeooo:paragraph-rsid="0050f14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size="12pt" officeooo:rsid="0050f14c" officeooo:paragraph-rsid="0050f14c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0f14c" officeooo:paragraph-rsid="0050f14c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paragraph-rsid="001bf317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ea3cb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7e49a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DejaVu Sans Condensed" officeooo:paragraph-rsid="004ea3cb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e49a" officeooo:paragraph-rsid="0047e49a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e49a" officeooo:paragraph-rsid="0047e49a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e49a" officeooo:paragraph-rsid="0047e49a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541e" officeooo:paragraph-rsid="0055541e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e49a" officeooo:paragraph-rsid="004d40ac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e49a" style:font-weight-asian="bold" style:font-weight-complex="bold"/>
    </style:style>
    <style:style style:name="T3" style:family="text">
      <style:text-properties fo:font-weight="bold" officeooo:rsid="004ea3cb" style:font-weight-asian="bold" style:font-weight-complex="bold"/>
    </style:style>
    <style:style style:name="T4" style:family="text">
      <style:text-properties style:text-line-through-style="none" style:text-line-through-type="none" fo:font-size="12pt" fo:font-weight="bold" officeooo:rsid="0047e49a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bold" officeooo:rsid="004ea3cb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officeooo:rsid="001bf317" style:font-size-asian="12pt" style:font-size-complex="12pt"/>
    </style:style>
    <style:style style:name="T8" style:family="text">
      <style:text-properties style:text-line-through-style="none" style:text-line-through-type="none" fo:font-size="12pt" fo:font-weight="normal" officeooo:rsid="0047e49a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fo:font-size="12pt" fo:font-weight="normal" officeooo:rsid="00481e6a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fo:font-size="12pt" fo:font-weight="normal" officeooo:rsid="004ea3cb" style:font-size-asian="12pt" style:font-weight-asian="normal" style:font-size-complex="12pt" style:font-weight-complex="normal"/>
    </style:style>
    <style:style style:name="T11" style:family="text">
      <style:text-properties officeooo:rsid="0035db3e"/>
    </style:style>
    <style:style style:name="T12" style:family="text">
      <style:text-properties officeooo:rsid="0047e49a"/>
    </style:style>
    <style:style style:name="T13" style:family="text">
      <style:text-properties officeooo:rsid="00481e6a"/>
    </style:style>
    <style:style style:name="T14" style:family="text">
      <style:text-properties officeooo:rsid="00506b66"/>
    </style:style>
    <style:style style:name="T15" style:family="text">
      <style:text-properties style:text-underline-style="none" officeooo:rsid="0071b37b"/>
    </style:style>
    <style:style style:name="T16" style:family="text">
      <style:text-properties style:text-underline-style="none" officeooo:rsid="007218a7"/>
    </style:style>
    <style:style style:name="T17" style:family="text">
      <style:text-properties style:text-underline-style="none" officeooo:rsid="00506b66"/>
    </style:style>
    <style:style style:name="T18" style:family="text">
      <style:text-properties fo:font-size="12pt" fo:font-weight="bold" officeooo:rsid="004506b0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6b171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ebe0a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ee3ea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502941" style:font-size-asian="12pt" style:font-weight-asian="bold" style:font-size-complex="12pt" style:font-weight-complex="bold"/>
    </style:style>
    <style:style style:name="T26" style:family="text">
      <style:text-properties officeooo:rsid="004ea3cb"/>
    </style:style>
    <style:style style:name="T27" style:family="text">
      <style:text-properties officeooo:rsid="0053ea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8">4</text:span><text:span text:style-name="T19">0</text:span><text:span text:style-name="T18">2</text:span><text:span text:style-name="T20"> - </text:span><text:span text:style-name="T21">A/</text:span><text:span text:style-name="T22">A</text:span><text:span text:style-name="T23"> - </text:span><text:span text:style-name="T25">Pilot - </text:span><text:span text:style-name="T24">Gun and Sidewinder</text:span></text:p>
      <text:p text:style-name="P4"/>
      <text:p text:style-name="P9">Fence In</text:p>
      <text:list text:style-name="L1">
        <text:list-item>
          <text:p text:style-name="P17"><text:span text:style-name="T4">MASTER ARM</text:span><text:span text:style-name="T7"> ... </text:span><text:span text:style-name="T5">ON</text:span></text:p>
        </text:list-item>
      </text:list>
      <text:p text:style-name="P5"/>
      <text:p text:style-name="P10">Best sustained turn ... <text:span text:style-name="T14">Sea level: </text:span><text:span text:style-name="T15">0.78</text:span><text:span text:style-name="T16"> Mach/525 KIAS</text:span><text:span text:style-name="T17">; </text:span><text:span text:style-name="T16">35,000 ft: </text:span><text:span text:style-name="T15">0.85 Mach</text:span><text:span text:style-name="T16">/300 KIAS</text:span></text:p>
      <text:p text:style-name="P11"/>
      <text:p text:style-name="P12">Gun</text:p>
      <text:list xml:id="list397587888" text:style-name="L2">
        <text:list-item>
          <text:p text:style-name="P21"><text:span text:style-name="T1">Station Selection buttons</text:span> ... GUN station selected</text:p>
        </text:list-item>
        <text:list-item>
          <text:p text:style-name="P24"><text:span text:style-name="T1">Weapon Selector switch</text:span> ... <text:span text:style-name="T1">GUN</text:span> (<text:span text:style-name="T2">Pinky switch</text:span><text:span text:style-name="T1"> up</text:span>)</text:p>
        </text:list-item>
        <text:list-item>
          <text:p text:style-name="P21"><text:span text:style-name="T1">Sight Mode knob</text:span> ... <text:span text:style-name="T1">A/A</text:span></text:p>
        </text:list-item>
        <text:list-item>
          <text:p text:style-name="P21">Rate of Fire switch ... as desired (center console left), HIGH is 6000 RPM, LOW is 4000 RPM</text:p>
        </text:list-item>
      </text:list>
      <text:list text:style-name="L3">
        <text:list-item>
          <text:list>
            <text:list-item>
              <text:p text:style-name="P22">(Auto Clear switch only applies to gun pods. <text:s/>If on, will continue firing briefly after trigger is released to keep chambers clear.)</text:p>
            </text:list-item>
          </text:list>
        </text:list-item>
      </text:list>
      <text:list xml:id="list151723388330412" text:continue-list="list397587888" text:style-name="L2">
        <text:list-item>
          <text:p text:style-name="P21">Optional but recommended: <text:span text:style-name="T1">Lock target</text:span> with <text:span text:style-name="T1">CAA</text:span> mode or <text:span text:style-name="T1">Jester</text:span>.</text:p>
        </text:list-item>
      </text:list>
      <text:list text:style-name="L4">
        <text:list-item>
          <text:list>
            <text:list-item>
              <text:p text:style-name="P18"><text:span text:style-name="T6">Rear Thumb Button press</text:span><text:span text:style-name="T10"> to enter </text:span><text:span text:style-name="T6">Cage</text:span><text:span text:style-name="T10"> mode, then </text:span><text:span text:style-name="T6">Flip-down Trigger press</text:span><text:span text:style-name="T10"> to enter </text:span><text:span text:style-name="T6">CAA</text:span><text:span text:style-name="T10"> mode. <text:s/>Select scan azimuth with </text:span><text:span text:style-name="T6">Pinky Switch up/down/press</text:span><text:span text:style-name="T10">. <text:s/>After lock, </text:span><text:span text:style-name="T6">Pinky Switch</text:span><text:span text:style-name="T10"> back to </text:span><text:span text:style-name="T6">desired weapon</text:span><text:span text:style-name="T10">. <text:s/></text:span><text:span text:style-name="T6">Double-press Jester Context button</text:span><text:span text:style-name="T10"> to </text:span><text:span text:style-name="T6">exit Cage mode</text:span><text:span text:style-name="T10">.</text:span></text:p>
            </text:list-item>
          </text:list>
        </text:list-item>
      </text:list>
      <text:list xml:id="list151724207660117" text:continue-list="list151723388330412" text:style-name="L2">
        <text:list-item>
          <text:p text:style-name="P21">If target is locked, range indicator on pipper shows <text:span text:style-name="T13">1</text:span>,<text:span text:style-name="T13">000 ft per hash mark, from 1,000 ft at 6 o'clock to 6,700 ft </text:span>(approx 1.1 nmi)<text:span text:style-name="T13">.</text:span></text:p>
        </text:list-item>
      </text:list>
      <text:list text:style-name="L5">
        <text:list-item>
          <text:list>
            <text:list-item>
              <text:p text:style-name="P19"><text:span text:style-name="T8">If no target</text:span><text:span text:style-name="T9"> is</text:span><text:span text:style-name="T8"> locked, range will default to 1,000 ft.</text:span></text:p>
            </text:list-item>
          </text:list>
        </text:list-item>
      </text:list>
      <text:list xml:id="list151723016212414" text:continue-list="list151724207660117" text:style-name="L2">
        <text:list-item>
          <text:p text:style-name="P24"><text:span text:style-name="T12">P</text:span>ress <text:span text:style-name="T1">Trigger</text:span> to fire.</text:p>
        </text:list-item>
      </text:list>
      <text:list text:style-name="L6">
        <text:list-item>
          <text:list>
            <text:list-item>
              <text:p text:style-name="P25">Gun ammo counter is <text:span text:style-name="T12">on the center console bottom left.</text:span></text:p>
            </text:list-item>
          </text:list>
        </text:list-item>
      </text:list>
      <text:p text:style-name="P6"/>
      <text:p text:style-name="P12">AIM-9 Sidewinder</text:p>
      <text:list xml:id="list1222679461" text:style-name="L7">
        <text:list-item>
          <text:p text:style-name="P27">Sight Mode knob ... A/A</text:p>
        </text:list-item>
        <text:list-item>
          <text:p text:style-name="P23"><text:span text:style-name="T1">Weapon Selector switch</text:span> ... <text:span text:style-name="T1">HEAT</text:span> (<text:span text:style-name="T1">Pinky switch press</text:span>)</text:p>
        </text:list-item>
        <text:list-item>
          <text:p text:style-name="P23">Optional but recommended: <text:span text:style-name="T1">Lock target</text:span> with <text:span text:style-name="T1">CAA mode</text:span> or <text:span text:style-name="T1">Jester</text:span>.</text:p>
        </text:list-item>
      </text:list>
      <text:list text:style-name="L8">
        <text:list-item>
          <text:list>
            <text:list-item>
              <text:p text:style-name="P20"><text:span text:style-name="T3">Rear Thumb Button press</text:span><text:span text:style-name="T26"> to enter </text:span><text:span text:style-name="T3">Cage</text:span><text:span text:style-name="T26"> mode, then </text:span><text:span text:style-name="T3">Flip-down Trigger press</text:span><text:span text:style-name="T26"> to enter </text:span><text:span text:style-name="T3">CAA</text:span><text:span text:style-name="T26"> mode. <text:s/>Select scan azimuth with </text:span><text:span text:style-name="T3">Pinky Switch up/down/press</text:span><text:span text:style-name="T26">. <text:s/>After lock, </text:span><text:span text:style-name="T3">Pinky Switch</text:span><text:span text:style-name="T26"> back to </text:span><text:span text:style-name="T3">desired weapon</text:span><text:span text:style-name="T26">. <text:s/></text:span><text:span text:style-name="T3">Double-press Jester Context button</text:span><text:span text:style-name="T26"> to </text:span><text:span text:style-name="T3">exit Cage mode</text:span><text:span text:style-name="T26">.</text:span></text:p>
            </text:list-item>
          </text:list>
        </text:list-item>
      </text:list>
      <text:list xml:id="list151724459815474" text:continue-list="list1222679461" text:style-name="L7">
        <text:list-item>
          <text:p text:style-name="P23">With locked target:</text:p>
          <text:list>
            <text:list-item>
              <text:p text:style-name="P23">Range indicator on pipper shows <text:span text:style-name="T13">3,000 ft per hash mark, from 3,000 ft at 6 o'clock to </text:span>20,000' (approx 3.3 nmi).</text:p>
            </text:list-item>
            <text:list-item>
              <text:p text:style-name="P23">Radar shows <text:span text:style-name="T1">Rmax</text:span> and <text:span text:style-name="T1">Rmin</text:span> lines. <text:s/>Range is valid when target is between the lines.</text:p>
            </text:list-item>
            <text:list-item>
              <text:p text:style-name="P23">Sidewinder seeker <text:span text:style-name="T1">DOES NOT</text:span> get slaved to the radar target. <text:s/>The ASE circle only shows the missile boresight and dot for manual aiming reference.</text:p>
            </text:list-item>
          </text:list>
        </text:list-item>
        <text:list-item>
          <text:p text:style-name="P23">Fly to put the target in the missile seeker boresight.</text:p>
        </text:list-item>
        <text:list-item>
          <text:p text:style-name="P23">When you get tone, optionally <text:span text:style-name="T1">uncage</text:span> by <text:span text:style-name="T1">pressing and holding Gray Reset Hat press</text:span>.</text:p>
        </text:list-item>
        <text:list-item>
          <text:p text:style-name="P23">Fire with <text:span text:style-name="T1">Trigger</text:span>.</text:p>
        </text:list-item>
      </text:list>
      <text:p text:style-name="P7"/>
      <text:p text:style-name="P13">AIM-9 Sidewinder varian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Aspect</text:p>
          </table:table-cell>
          <table:table-cell table:style-name="Table2.A1" office:value-type="string">
            <text:p text:style-name="P16">Smoke</text:p>
          </table:table-cell>
          <table:table-cell table:style-name="Table2.A1" office:value-type="string">
            <text:p text:style-name="P16">Notes</text:p>
          </table:table-cell>
          <table:table-cell table:style-name="Table2.E1" office:value-type="string">
            <text:p text:style-name="P16">In service</text:p>
          </table:table-cell>
        </table:table-row>
        <table:table-row>
          <table:table-cell table:style-name="Table2.A2" office:value-type="string">
            <text:p text:style-name="P8">AIM-9B</text:p>
          </table:table-cell>
          <table:table-cell table:style-name="Table2.A2" office:value-type="string">
            <text:p text:style-name="P15">Rear, very limited</text:p>
          </table:table-cell>
          <table:table-cell table:style-name="Table2.A2" office:value-type="string">
            <text:p text:style-name="P15">High</text:p>
          </table:table-cell>
          <table:table-cell table:style-name="Table2.A2" office:value-type="string">
            <text:p text:style-name="P15">USAF designation was GAR-8</text:p>
          </table:table-cell>
          <table:table-cell table:style-name="Table2.E2" office:value-type="string">
            <text:p text:style-name="P15">1956</text:p>
          </table:table-cell>
        </table:table-row>
        <table:table-row>
          <table:table-cell table:style-name="Table2.A2" office:value-type="string">
            <text:p text:style-name="P8">AIM-9J</text:p>
          </table:table-cell>
          <table:table-cell table:style-name="Table2.A2" office:value-type="string">
            <text:p text:style-name="P15">Rear</text:p>
          </table:table-cell>
          <table:table-cell table:style-name="Table2.A2" office:value-type="string">
            <text:p text:style-name="P15">High</text:p>
          </table:table-cell>
          <table:table-cell table:style-name="Table2.A2" office:value-type="string">
            <text:p text:style-name="P15">Improved AIM-9E</text:p>
          </table:table-cell>
          <table:table-cell table:style-name="Table2.E2" office:value-type="string">
            <text:p text:style-name="P15">1972</text:p>
          </table:table-cell>
        </table:table-row>
        <table:table-row>
          <table:table-cell table:style-name="Table2.A2" office:value-type="string">
            <text:p text:style-name="P8">AIM-9JULI</text:p>
          </table:table-cell>
          <table:table-cell table:style-name="Table2.A2" office:value-type="string">
            <text:p text:style-name="P15">All</text:p>
          </table:table-cell>
          <table:table-cell table:style-name="Table2.A2" office:value-type="string">
            <text:p text:style-name="P15">??</text:p>
          </table:table-cell>
          <table:table-cell table:style-name="Table2.A2" office:value-type="string">
            <text:p text:style-name="P15">Made by Germany and used only by Spain. <text:s/>AIM-9J/N/P body with AIM-9L seeker.</text:p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8">AIM-9L</text:p>
          </table:table-cell>
          <table:table-cell table:style-name="Table2.A2" office:value-type="string">
            <text:p text:style-name="P15">All</text:p>
          </table:table-cell>
          <table:table-cell table:style-name="Table2.A2" office:value-type="string">
            <text:p text:style-name="P15">High</text:p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5">1977</text:p>
          </table:table-cell>
        </table:table-row>
        <table:table-row>
          <table:table-cell table:style-name="Table2.A2" office:value-type="string">
            <text:p text:style-name="P8">AIM-9M</text:p>
          </table:table-cell>
          <table:table-cell table:style-name="Table2.A2" office:value-type="string">
            <text:p text:style-name="P15">All</text:p>
          </table:table-cell>
          <table:table-cell table:style-name="Table2.A2" office:value-type="string">
            <text:p text:style-name="P15">Low</text:p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5">1982</text:p>
          </table:table-cell>
        </table:table-row>
        <table:table-row>
          <table:table-cell table:style-name="Table2.A2" office:value-type="string">
            <text:p text:style-name="P8">AIM-9P</text:p>
          </table:table-cell>
          <table:table-cell table:style-name="Table2.A2" office:value-type="string">
            <text:p text:style-name="P15">Rear</text:p>
          </table:table-cell>
          <table:table-cell table:style-name="Table2.A2" office:value-type="string">
            <text:p text:style-name="P15">High</text:p>
          </table:table-cell>
          <table:table-cell table:style-name="Table2.A2" office:value-type="string">
            <text:p text:style-name="P15"><text:span text:style-name="T27">Improved AIM-9J. <text:s/></text:span>Export and USAF use.</text:p>
          </table:table-cell>
          <table:table-cell table:style-name="Table2.E2" office:value-type="string">
            <text:p text:style-name="P15">1978</text:p>
          </table:table-cell>
        </table:table-row>
        <table:table-row>
          <table:table-cell table:style-name="Table2.A2" office:value-type="string">
            <text:p text:style-name="P8">AIM-9P3</text:p>
          </table:table-cell>
          <table:table-cell table:style-name="Table2.A2" office:value-type="string">
            <text:p text:style-name="P15">Rear</text:p>
          </table:table-cell>
          <table:table-cell table:style-name="Table2.A2" office:value-type="string">
            <text:p text:style-name="P15">Low</text:p>
          </table:table-cell>
          <table:table-cell table:style-name="Table2.A2" office:value-type="string">
            <text:p text:style-name="P15">Export and USAF use.</text:p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8">AIM-9P5</text:p>
          </table:table-cell>
          <table:table-cell table:style-name="Table2.A2" office:value-type="string">
            <text:p text:style-name="P15">All</text:p>
          </table:table-cell>
          <table:table-cell table:style-name="Table2.A2" office:value-type="string">
            <text:p text:style-name="P15">Low</text:p>
          </table:table-cell>
          <table:table-cell table:style-name="Table2.A2" office:value-type="string">
            <text:p text:style-name="P15">Export and USAF use. <text:s/>Same IRCCM as AIM-9M.</text:p>
          </table:table-cell>
          <table:table-cell table:style-name="Table2.E2" office:value-type="string">
            <text:p text:style-name="P14"/>
          </table:table-cell>
        </table:table-row>
      </table:table>
      <text:list text:style-name="L9">
        <text:list-item>
          <text:p text:style-name="P26">As far as I can tell, USAF F-4Es never or very rarely carried AIM-9L or M. <text:s/>The best they used was generally the P, maybe the P3. <text:s/>Unknown if they carried the P5. <text:s/>The F-4G did carry L/M though, and F-4Es in foreign service may have carried at least the L and/or P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7T15:17:22.733000000</dc:date>
    <meta:editing-duration>P1DT2H14M14S</meta:editing-duration>
    <meta:editing-cycles>70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76" meta:word-count="516" meta:character-count="2772" meta:non-whitespace-character-count="2341"/>
  </office:meta>
</office:document-meta>
</file>